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Quotations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inri Vault Card Scoring Logic</text:p>
      <text:p text:style-name="Standard">This document outlines the scoring logic used to match Vault Cards to user inputs in the Kinri system.</text:p>
      <text:h text:style-name="Heading_20_1" text:outline-level="1"><text:s/>Score Weights</text:h>
      <text:p text:style-name="Standard">These weights determine how strongly each tag influences the Vault Card match score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Tag Type</text:p>
          </table:table-cell>
          <table:table-cell table:style-name="Table1.A1" office:value-type="string">
            <text:p text:style-name="Standard">Score Weight</text:p>
          </table:table-cell>
        </table:table-row>
        <table:table-row table:style-name="Table1.1">
          <table:table-cell table:style-name="Table1.A1" office:value-type="string">
            <text:p text:style-name="Standard">emotion</text:p>
          </table:table-cell>
          <table:table-cell table:style-name="Table1.A1" office:value-type="string">
            <text:p text:style-name="Standard">3</text:p>
          </table:table-cell>
        </table:table-row>
        <table:table-row table:style-name="Table1.1">
          <table:table-cell table:style-name="Table1.A1" office:value-type="string">
            <text:p text:style-name="Standard">usage_mode</text:p>
          </table:table-cell>
          <table:table-cell table:style-name="Table1.A1" office:value-type="string">
            <text:p text:style-name="Standard">2</text:p>
          </table:table-cell>
        </table:table-row>
        <table:table-row table:style-name="Table1.1">
          <table:table-cell table:style-name="Table1.A1" office:value-type="string">
            <text:p text:style-name="Standard">condition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narrative_type</text:p>
          </table:table-cell>
          <table:table-cell table:style-name="Table1.A1" office:value-type="string">
            <text:p text:style-name="Standard">0.5</text:p>
          </table:table-cell>
        </table:table-row>
      </table:table>
      <text:p text:style-name="Standard"/>
      <text:h text:style-name="Heading_20_1" text:outline-level="1"><text:s/>Matching Logic</text:h>
      <text:p text:style-name="Standard">For every tag match between the user's input and a Vault Card's tags, the associated weight is added to the card's total match score.</text:p>
      <text:p text:style-name="Standard">Example:</text:p>
      <text:p text:style-name="Standard">- User input tags: emotion=shame, condition=ADHD, usage_mode=reflection</text:p>
      <text:p text:style-name="Standard">- Vault Card tags: emotion=['shame'], condition=['ADHD'], usage_mode=['reflection'], narrative_type=['reframe']</text:p>
      <text:p text:style-name="Standard">Score Breakdown:</text:p>
      <text:p text:style-name="Standard">• emotion match ('shame') = +3</text:p>
      <text:p text:style-name="Standard">• condition match ('ADHD') = +1</text:p>
      <text:p text:style-name="Standard">• usage_mode match ('reflection') = +2</text:p>
      <text:p text:style-name="Standard">• narrative_type match ('reframe') = +0.5</text:p>
      <text:p text:style-name="Standard">= Total Score: 6.5</text:p>
      <text:p text:style-name="Standard"/>
      <text:p text:style-name="Standard">{</text:p>
      <text:p text:style-name="Standard"><text:soft-page-break/><text:s text:c="2"/>"score_weights": {</text:p>
      <text:p text:style-name="Standard"><text:s text:c="4"/>"emotion": 3,</text:p>
      <text:p text:style-name="Standard"><text:s text:c="4"/>"usage_mode": 2,</text:p>
      <text:p text:style-name="Standard"><text:s text:c="4"/>"condition": 1,</text:p>
      <text:p text:style-name="Standard"><text:s text:c="4"/>"narrative_type": 0.5</text:p>
      <text:p text:style-name="Standard"><text:s text:c="2"/>}</text:p>
      <text:p text:style-name="Standard">}<text:line-break/><text:line-break/>For every match between the user’s tags and a Vault card’s tags, we add points:</text:p>
      <text:p text:style-name="Quotations">So if the user is looking for:</text:p>
      <text:list xml:id="list1224409539" text:style-name="L1">
        <text:list-item>
          <text:p text:style-name="P4">Emotion: <text:span text:style-name="Source_20_Text">shame</text:span></text:p>
        </text:list-item>
        <text:list-item>
          <text:p text:style-name="P4">Condition: <text:span text:style-name="Source_20_Text">ADHD</text:span></text:p>
        </text:list-item>
        <text:list-item>
          <text:p text:style-name="P4">Usage Mode: <text:span text:style-name="Source_20_Text">reflection</text:span></text:p>
        </text:list-item>
      </text:list>
      <text:p text:style-name="Text_20_body">...And we find this Vault card: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card_id": "adhd_3_shame_001",</text:span></text:p>
      <text:p text:style-name="P1"><text:span text:style-name="Source_20_Text"><text:s text:c="2"/>"tags": {</text:span></text:p>
      <text:p text:style-name="P1"><text:span text:style-name="Source_20_Text"><text:s text:c="4"/>"emotion": ["shame"],</text:span></text:p>
      <text:p text:style-name="P1"><text:span text:style-name="Source_20_Text"><text:s text:c="4"/>"condition": ["ADHD"],</text:span></text:p>
      <text:p text:style-name="P1"><text:span text:style-name="Source_20_Text"><text:s text:c="4"/>"usage_mode": ["reflection"],</text:span></text:p>
      <text:p text:style-name="P1"><text:span text:style-name="Source_20_Text"><text:s text:c="4"/>"narrative_type": ["reframe"]</text:span></text:p>
      <text:p text:style-name="P1"><text:span text:style-name="Source_20_Text"><text:s text:c="2"/>}</text:span></text:p>
      <text:p text:style-name="P2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5-19T13:32:13.366000000</dc:date>
    <meta:editing-duration>PT1M37S</meta:editing-duration>
    <meta:generator>Neat_Office/6.2.8.2$Windows_x86 LibreOffice_project/</meta:generator>
    <meta:document-statistic meta:table-count="1" meta:image-count="0" meta:object-count="0" meta:page-count="2" meta:paragraph-count="49" meta:word-count="190" meta:character-count="1287" meta:non-whitespace-character-count="11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